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071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071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071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071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071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071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071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071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071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071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071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071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071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071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071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071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071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aylin José Rivero Corté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4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4981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Miguel Riv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658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5.6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2" meta:non-whitespace-character-count="986"/>
    <meta:template xlink:type="simple" xlink:actuate="onRequest" xlink:title="Normal" xlink:href=""/>
  </office:meta>
</office:document-meta>
</file>